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Ola Mini</text:p>
          </table:table-cell>
          <table:table-cell office:value-type="string" calcext:value-type="string">
            <text:p>Ola Sedan</text:p>
          </table:table-cell>
          <table:table-cell office:value-type="string" calcext:value-type="string">
            <text:p>TFS Hatchback</text:p>
          </table:table-cell>
          <table:table-cell table:style-name="Default" office:value-type="string" calcext:value-type="string">
            <text:p>TFS Sedan</text:p>
          </table:table-cell>
          <table:table-cell office:value-type="string" calcext:value-type="string">
            <text:p>Meru Cabs</text:p>
          </table:table-cell>
          <table:table-cell office:value-type="string" calcext:value-type="string">
            <text:p>UberGO</text:p>
          </table:table-cell>
          <table:table-cell office:value-type="string" calcext:value-type="string">
            <text:p>UberGO Fixed</text:p>
          </table:table-cell>
          <table:table-cell office:value-type="string" calcext:value-type="string">
            <text:p>UberX</text:p>
          </table:table-cell>
          <table:table-cell office:value-type="string" calcext:value-type="string">
            <text:p>UberX F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.A2]&lt;=2; 25; 25+([.A2]-2)*12)" office:value-type="float" office:value="25" calcext:value-type="float">
            <text:p>25</text:p>
          </table:table-cell>
          <table:table-cell table:formula="of:=IF([.A2]&lt;=4; 99; 99+([.A2]-4)*9) + IF([.A2]*3&lt;=10; 0; (([.A2]*3)-10)*1)" office:value-type="float" office:value="99" calcext:value-type="float">
            <text:p>99</text:p>
          </table:table-cell>
          <table:table-cell table:formula="of:=IF([.A2]&lt;=4; 99; 99+([.A2]-4)*12) + IF([.A2]*3&lt;=10; 0; (([.A2]*3)-10)*1)" office:value-type="float" office:value="99" calcext:value-type="float">
            <text:p>99</text:p>
          </table:table-cell>
          <table:table-cell table:formula="of:=IF([.A2]&lt;=3; 49; 49+([.A2]-3)*12) + [.A2]*2*1.25" office:value-type="float" office:value="51.5" calcext:value-type="float">
            <text:p>51.5</text:p>
          </table:table-cell>
          <table:table-cell table:formula="of:=IF([.A2]&lt;=2; 49; 49+([.A2]-2)*14) + [.A2]*2*1.25" office:value-type="float" office:value="51.5" calcext:value-type="float">
            <text:p>51.5</text:p>
          </table:table-cell>
          <table:table-cell table:formula="of:=IF([.A2]&lt;=6; 150; 150+([.A2]-6)*15)" office:value-type="float" office:value="150" calcext:value-type="float">
            <text:p>150</text:p>
          </table:table-cell>
          <table:table-cell table:formula="of:=SUM(30+([.A2]-1)*9+1*2*[.A2])" office:value-type="float" office:value="32" calcext:value-type="float">
            <text:p>32</text:p>
          </table:table-cell>
          <table:table-cell table:formula="of:=IF([.H2]&lt;=50; 50; [.H2])" office:value-type="float" office:value="50" calcext:value-type="float">
            <text:p>50</text:p>
          </table:table-cell>
          <table:table-cell table:formula="of:=SUM(40+([.A2]-1)*9+1*2*[.A2])" office:value-type="float" office:value="42" calcext:value-type="float">
            <text:p>42</text:p>
          </table:table-cell>
          <table:table-cell table:formula="of:=IF([.J2]&lt;=80; 80; [.J2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.A3]&lt;=2; 25; 25+([.A3]-2)*12)" office:value-type="float" office:value="25" calcext:value-type="float">
            <text:p>25</text:p>
          </table:table-cell>
          <table:table-cell table:formula="of:=IF([.A3]&lt;=4; 99; 99+([.A3]-4)*9) + IF([.A3]*3&lt;=10; 0; (([.A3]*3)-10)*1)" office:value-type="float" office:value="99" calcext:value-type="float">
            <text:p>99</text:p>
          </table:table-cell>
          <table:table-cell table:formula="of:=IF([.A3]&lt;=4; 99; 99+([.A3]-4)*12) + IF([.A3]*3&lt;=10; 0; (([.A3]*3)-10)*1)" office:value-type="float" office:value="99" calcext:value-type="float">
            <text:p>99</text:p>
          </table:table-cell>
          <table:table-cell table:formula="of:=IF([.A3]&lt;=3; 49; 49+([.A3]-3)*12) + [.A3]*2*1.25" office:value-type="float" office:value="54" calcext:value-type="float">
            <text:p>54</text:p>
          </table:table-cell>
          <table:table-cell table:formula="of:=IF([.A3]&lt;=2; 49; 49+([.A3]-2)*14) + [.A3]*2*1.25" office:value-type="float" office:value="54" calcext:value-type="float">
            <text:p>54</text:p>
          </table:table-cell>
          <table:table-cell table:formula="of:=IF([.A3]&lt;=6; 150; 150+([.A3]-6)*15)" office:value-type="float" office:value="150" calcext:value-type="float">
            <text:p>150</text:p>
          </table:table-cell>
          <table:table-cell table:formula="of:=SUM(30+([.A3]-1)*9+1*2*[.A3])" office:value-type="float" office:value="43" calcext:value-type="float">
            <text:p>43</text:p>
          </table:table-cell>
          <table:table-cell table:formula="of:=IF([.H3]&lt;=50; 50; [.H3])" office:value-type="float" office:value="50" calcext:value-type="float">
            <text:p>50</text:p>
          </table:table-cell>
          <table:table-cell table:formula="of:=SUM(40+([.A3]-1)*9+1*2*[.A3])" office:value-type="float" office:value="53" calcext:value-type="float">
            <text:p>53</text:p>
          </table:table-cell>
          <table:table-cell table:formula="of:=IF([.J3]&lt;=80; 80; [.J3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.A4]&lt;=2; 25; 25+([.A4]-2)*12)" office:value-type="float" office:value="37" calcext:value-type="float">
            <text:p>37</text:p>
          </table:table-cell>
          <table:table-cell table:formula="of:=IF([.A4]&lt;=4; 99; 99+([.A4]-4)*9) + IF([.A4]*3&lt;=10; 0; (([.A4]*3)-10)*1)" office:value-type="float" office:value="99" calcext:value-type="float">
            <text:p>99</text:p>
          </table:table-cell>
          <table:table-cell table:formula="of:=IF([.A4]&lt;=4; 99; 99+([.A4]-4)*12) + IF([.A4]*3&lt;=10; 0; (([.A4]*3)-10)*1)" office:value-type="float" office:value="99" calcext:value-type="float">
            <text:p>99</text:p>
          </table:table-cell>
          <table:table-cell table:formula="of:=IF([.A4]&lt;=3; 49; 49+([.A4]-3)*12) + [.A4]*2*1.25" office:value-type="float" office:value="56.5" calcext:value-type="float">
            <text:p>56.5</text:p>
          </table:table-cell>
          <table:table-cell table:formula="of:=IF([.A4]&lt;=2; 49; 49+([.A4]-2)*14) + [.A4]*2*1.25" office:value-type="float" office:value="70.5" calcext:value-type="float">
            <text:p>70.5</text:p>
          </table:table-cell>
          <table:table-cell table:formula="of:=IF([.A4]&lt;=6; 150; 150+([.A4]-6)*15)" office:value-type="float" office:value="150" calcext:value-type="float">
            <text:p>150</text:p>
          </table:table-cell>
          <table:table-cell table:formula="of:=SUM(30+([.A4]-1)*9+1*2*[.A4])" office:value-type="float" office:value="54" calcext:value-type="float">
            <text:p>54</text:p>
          </table:table-cell>
          <table:table-cell table:formula="of:=IF([.H4]&lt;=50; 50; [.H4])" office:value-type="float" office:value="54" calcext:value-type="float">
            <text:p>54</text:p>
          </table:table-cell>
          <table:table-cell table:formula="of:=SUM(40+([.A4]-1)*9+1*2*[.A4])" office:value-type="float" office:value="64" calcext:value-type="float">
            <text:p>64</text:p>
          </table:table-cell>
          <table:table-cell table:formula="of:=IF([.J4]&lt;=80; 80; [.J4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.A5]&lt;=2; 25; 25+([.A5]-2)*12)" office:value-type="float" office:value="49" calcext:value-type="float">
            <text:p>49</text:p>
          </table:table-cell>
          <table:table-cell table:formula="of:=IF([.A5]&lt;=4; 99; 99+([.A5]-4)*9) + IF([.A5]*3&lt;=10; 0; (([.A5]*3)-10)*1)" office:value-type="float" office:value="101" calcext:value-type="float">
            <text:p>101</text:p>
          </table:table-cell>
          <table:table-cell table:formula="of:=IF([.A5]&lt;=4; 99; 99+([.A5]-4)*12) + IF([.A5]*3&lt;=10; 0; (([.A5]*3)-10)*1)" office:value-type="float" office:value="101" calcext:value-type="float">
            <text:p>101</text:p>
          </table:table-cell>
          <table:table-cell table:formula="of:=IF([.A5]&lt;=3; 49; 49+([.A5]-3)*12) + [.A5]*2*1.25" office:value-type="float" office:value="71" calcext:value-type="float">
            <text:p>71</text:p>
          </table:table-cell>
          <table:table-cell table:formula="of:=IF([.A5]&lt;=2; 49; 49+([.A5]-2)*14) + [.A5]*2*1.25" office:value-type="float" office:value="87" calcext:value-type="float">
            <text:p>87</text:p>
          </table:table-cell>
          <table:table-cell table:formula="of:=IF([.A5]&lt;=6; 150; 150+([.A5]-6)*15)" office:value-type="float" office:value="150" calcext:value-type="float">
            <text:p>150</text:p>
          </table:table-cell>
          <table:table-cell table:formula="of:=SUM(30+([.A5]-1)*9+1*2*[.A5])" office:value-type="float" office:value="65" calcext:value-type="float">
            <text:p>65</text:p>
          </table:table-cell>
          <table:table-cell table:formula="of:=IF([.H5]&lt;=50; 50; [.H5])" office:value-type="float" office:value="65" calcext:value-type="float">
            <text:p>65</text:p>
          </table:table-cell>
          <table:table-cell table:formula="of:=SUM(40+([.A5]-1)*9+1*2*[.A5])" office:value-type="float" office:value="75" calcext:value-type="float">
            <text:p>75</text:p>
          </table:table-cell>
          <table:table-cell table:formula="of:=IF([.J5]&lt;=80; 80; [.J5]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.A6]&lt;=2; 25; 25+([.A6]-2)*12)" office:value-type="float" office:value="61" calcext:value-type="float">
            <text:p>61</text:p>
          </table:table-cell>
          <table:table-cell table:formula="of:=IF([.A6]&lt;=4; 99; 99+([.A6]-4)*9) + IF([.A6]*3&lt;=10; 0; (([.A6]*3)-10)*1)" office:value-type="float" office:value="113" calcext:value-type="float">
            <text:p>113</text:p>
          </table:table-cell>
          <table:table-cell table:formula="of:=IF([.A6]&lt;=4; 99; 99+([.A6]-4)*12) + IF([.A6]*3&lt;=10; 0; (([.A6]*3)-10)*1)" office:value-type="float" office:value="116" calcext:value-type="float">
            <text:p>116</text:p>
          </table:table-cell>
          <table:table-cell table:formula="of:=IF([.A6]&lt;=3; 49; 49+([.A6]-3)*12) + [.A6]*2*1.25" office:value-type="float" office:value="85.5" calcext:value-type="float">
            <text:p>85.5</text:p>
          </table:table-cell>
          <table:table-cell table:formula="of:=IF([.A6]&lt;=2; 49; 49+([.A6]-2)*14) + [.A6]*2*1.25" office:value-type="float" office:value="103.5" calcext:value-type="float">
            <text:p>103.5</text:p>
          </table:table-cell>
          <table:table-cell table:formula="of:=IF([.A6]&lt;=6; 150; 150+([.A6]-6)*15)" office:value-type="float" office:value="150" calcext:value-type="float">
            <text:p>150</text:p>
          </table:table-cell>
          <table:table-cell table:formula="of:=SUM(30+([.A6]-1)*9+1*2*[.A6])" office:value-type="float" office:value="76" calcext:value-type="float">
            <text:p>76</text:p>
          </table:table-cell>
          <table:table-cell table:formula="of:=IF([.H6]&lt;=50; 50; [.H6])" office:value-type="float" office:value="76" calcext:value-type="float">
            <text:p>76</text:p>
          </table:table-cell>
          <table:table-cell table:formula="of:=SUM(40+([.A6]-1)*9+1*2*[.A6])" office:value-type="float" office:value="86" calcext:value-type="float">
            <text:p>86</text:p>
          </table:table-cell>
          <table:table-cell table:formula="of:=IF([.J6]&lt;=80; 80; [.J6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.A7]&lt;=2; 25; 25+([.A7]-2)*12)" office:value-type="float" office:value="73" calcext:value-type="float">
            <text:p>73</text:p>
          </table:table-cell>
          <table:table-cell table:formula="of:=IF([.A7]&lt;=4; 99; 99+([.A7]-4)*9) + IF([.A7]*3&lt;=10; 0; (([.A7]*3)-10)*1)" office:value-type="float" office:value="125" calcext:value-type="float">
            <text:p>125</text:p>
          </table:table-cell>
          <table:table-cell table:formula="of:=IF([.A7]&lt;=4; 99; 99+([.A7]-4)*12) + IF([.A7]*3&lt;=10; 0; (([.A7]*3)-10)*1)" office:value-type="float" office:value="131" calcext:value-type="float">
            <text:p>131</text:p>
          </table:table-cell>
          <table:table-cell table:formula="of:=IF([.A7]&lt;=3; 49; 49+([.A7]-3)*12) + [.A7]*2*1.25" office:value-type="float" office:value="100" calcext:value-type="float">
            <text:p>100</text:p>
          </table:table-cell>
          <table:table-cell table:formula="of:=IF([.A7]&lt;=2; 49; 49+([.A7]-2)*14) + [.A7]*2*1.25" office:value-type="float" office:value="120" calcext:value-type="float">
            <text:p>120</text:p>
          </table:table-cell>
          <table:table-cell table:formula="of:=IF([.A7]&lt;=6; 150; 150+([.A7]-6)*15)" office:value-type="float" office:value="150" calcext:value-type="float">
            <text:p>150</text:p>
          </table:table-cell>
          <table:table-cell table:formula="of:=SUM(30+([.A7]-1)*9+1*2*[.A7])" office:value-type="float" office:value="87" calcext:value-type="float">
            <text:p>87</text:p>
          </table:table-cell>
          <table:table-cell table:formula="of:=IF([.H7]&lt;=50; 50; [.H7])" office:value-type="float" office:value="87" calcext:value-type="float">
            <text:p>87</text:p>
          </table:table-cell>
          <table:table-cell table:formula="of:=SUM(40+([.A7]-1)*9+1*2*[.A7])" office:value-type="float" office:value="97" calcext:value-type="float">
            <text:p>97</text:p>
          </table:table-cell>
          <table:table-cell table:formula="of:=IF([.J7]&lt;=80; 80; [.J7]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.A8]&lt;=2; 25; 25+([.A8]-2)*12)" office:value-type="float" office:value="85" calcext:value-type="float">
            <text:p>85</text:p>
          </table:table-cell>
          <table:table-cell table:formula="of:=IF([.A8]&lt;=4; 99; 99+([.A8]-4)*9) + IF([.A8]*3&lt;=10; 0; (([.A8]*3)-10)*1)" office:value-type="float" office:value="137" calcext:value-type="float">
            <text:p>137</text:p>
          </table:table-cell>
          <table:table-cell table:formula="of:=IF([.A8]&lt;=4; 99; 99+([.A8]-4)*12) + IF([.A8]*3&lt;=10; 0; (([.A8]*3)-10)*1)" office:value-type="float" office:value="146" calcext:value-type="float">
            <text:p>146</text:p>
          </table:table-cell>
          <table:table-cell table:formula="of:=IF([.A8]&lt;=3; 49; 49+([.A8]-3)*12) + [.A8]*2*1.25" office:value-type="float" office:value="114.5" calcext:value-type="float">
            <text:p>114.5</text:p>
          </table:table-cell>
          <table:table-cell table:formula="of:=IF([.A8]&lt;=2; 49; 49+([.A8]-2)*14) + [.A8]*2*1.25" office:value-type="float" office:value="136.5" calcext:value-type="float">
            <text:p>136.5</text:p>
          </table:table-cell>
          <table:table-cell table:formula="of:=IF([.A8]&lt;=6; 150; 150+([.A8]-6)*15)" office:value-type="float" office:value="165" calcext:value-type="float">
            <text:p>165</text:p>
          </table:table-cell>
          <table:table-cell table:formula="of:=SUM(30+([.A8]-1)*9+1*2*[.A8])" office:value-type="float" office:value="98" calcext:value-type="float">
            <text:p>98</text:p>
          </table:table-cell>
          <table:table-cell table:formula="of:=IF([.H8]&lt;=50; 50; [.H8])" office:value-type="float" office:value="98" calcext:value-type="float">
            <text:p>98</text:p>
          </table:table-cell>
          <table:table-cell table:formula="of:=SUM(40+([.A8]-1)*9+1*2*[.A8])" office:value-type="float" office:value="108" calcext:value-type="float">
            <text:p>108</text:p>
          </table:table-cell>
          <table:table-cell table:formula="of:=IF([.J8]&lt;=80; 80; [.J8]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.A9]&lt;=2; 25; 25+([.A9]-2)*12)" office:value-type="float" office:value="97" calcext:value-type="float">
            <text:p>97</text:p>
          </table:table-cell>
          <table:table-cell table:formula="of:=IF([.A9]&lt;=4; 99; 99+([.A9]-4)*9) + IF([.A9]*3&lt;=10; 0; (([.A9]*3)-10)*1)" office:value-type="float" office:value="149" calcext:value-type="float">
            <text:p>149</text:p>
          </table:table-cell>
          <table:table-cell table:formula="of:=IF([.A9]&lt;=4; 99; 99+([.A9]-4)*12) + IF([.A9]*3&lt;=10; 0; (([.A9]*3)-10)*1)" office:value-type="float" office:value="161" calcext:value-type="float">
            <text:p>161</text:p>
          </table:table-cell>
          <table:table-cell table:formula="of:=IF([.A9]&lt;=3; 49; 49+([.A9]-3)*12) + [.A9]*2*1.25" office:value-type="float" office:value="129" calcext:value-type="float">
            <text:p>129</text:p>
          </table:table-cell>
          <table:table-cell table:formula="of:=IF([.A9]&lt;=2; 49; 49+([.A9]-2)*14) + [.A9]*2*1.25" office:value-type="float" office:value="153" calcext:value-type="float">
            <text:p>153</text:p>
          </table:table-cell>
          <table:table-cell table:formula="of:=IF([.A9]&lt;=6; 150; 150+([.A9]-6)*15)" office:value-type="float" office:value="180" calcext:value-type="float">
            <text:p>180</text:p>
          </table:table-cell>
          <table:table-cell table:formula="of:=SUM(30+([.A9]-1)*9+1*2*[.A9])" office:value-type="float" office:value="109" calcext:value-type="float">
            <text:p>109</text:p>
          </table:table-cell>
          <table:table-cell table:formula="of:=IF([.H9]&lt;=50; 50; [.H9])" office:value-type="float" office:value="109" calcext:value-type="float">
            <text:p>109</text:p>
          </table:table-cell>
          <table:table-cell table:formula="of:=SUM(40+([.A9]-1)*9+1*2*[.A9])" office:value-type="float" office:value="119" calcext:value-type="float">
            <text:p>119</text:p>
          </table:table-cell>
          <table:table-cell table:formula="of:=IF([.J9]&lt;=80; 80; [.J9]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.A10]&lt;=2; 25; 25+([.A10]-2)*12)" office:value-type="float" office:value="109" calcext:value-type="float">
            <text:p>109</text:p>
          </table:table-cell>
          <table:table-cell table:formula="of:=IF([.A10]&lt;=4; 99; 99+([.A10]-4)*9) + IF([.A10]*3&lt;=10; 0; (([.A10]*3)-10)*1)" office:value-type="float" office:value="161" calcext:value-type="float">
            <text:p>161</text:p>
          </table:table-cell>
          <table:table-cell table:formula="of:=IF([.A10]&lt;=4; 99; 99+([.A10]-4)*12) + IF([.A10]*3&lt;=10; 0; (([.A10]*3)-10)*1)" office:value-type="float" office:value="176" calcext:value-type="float">
            <text:p>176</text:p>
          </table:table-cell>
          <table:table-cell table:formula="of:=IF([.A10]&lt;=3; 49; 49+([.A10]-3)*12) + [.A10]*2*1.25" office:value-type="float" office:value="143.5" calcext:value-type="float">
            <text:p>143.5</text:p>
          </table:table-cell>
          <table:table-cell table:formula="of:=IF([.A10]&lt;=2; 49; 49+([.A10]-2)*14) + [.A10]*2*1.25" office:value-type="float" office:value="169.5" calcext:value-type="float">
            <text:p>169.5</text:p>
          </table:table-cell>
          <table:table-cell table:formula="of:=IF([.A10]&lt;=6; 150; 150+([.A10]-6)*15)" office:value-type="float" office:value="195" calcext:value-type="float">
            <text:p>195</text:p>
          </table:table-cell>
          <table:table-cell table:formula="of:=SUM(30+([.A10]-1)*9+1*2*[.A10])" office:value-type="float" office:value="120" calcext:value-type="float">
            <text:p>120</text:p>
          </table:table-cell>
          <table:table-cell table:formula="of:=IF([.H10]&lt;=50; 50; [.H10])" office:value-type="float" office:value="120" calcext:value-type="float">
            <text:p>120</text:p>
          </table:table-cell>
          <table:table-cell table:formula="of:=SUM(40+([.A10]-1)*9+1*2*[.A10])" office:value-type="float" office:value="130" calcext:value-type="float">
            <text:p>130</text:p>
          </table:table-cell>
          <table:table-cell table:formula="of:=IF([.J10]&lt;=80; 80; [.J10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11]&lt;=2; 25; 25+([.A11]-2)*12)" office:value-type="float" office:value="121" calcext:value-type="float">
            <text:p>121</text:p>
          </table:table-cell>
          <table:table-cell table:formula="of:=IF([.A11]&lt;=4; 99; 99+([.A11]-4)*9) + IF([.A11]*3&lt;=10; 0; (([.A11]*3)-10)*1)" office:value-type="float" office:value="173" calcext:value-type="float">
            <text:p>173</text:p>
          </table:table-cell>
          <table:table-cell table:formula="of:=IF([.A11]&lt;=4; 99; 99+([.A11]-4)*12) + IF([.A11]*3&lt;=10; 0; (([.A11]*3)-10)*1)" office:value-type="float" office:value="191" calcext:value-type="float">
            <text:p>191</text:p>
          </table:table-cell>
          <table:table-cell table:formula="of:=IF([.A11]&lt;=3; 49; 49+([.A11]-3)*12) + [.A11]*2*1.25" office:value-type="float" office:value="158" calcext:value-type="float">
            <text:p>158</text:p>
          </table:table-cell>
          <table:table-cell table:formula="of:=IF([.A11]&lt;=2; 49; 49+([.A11]-2)*14) + [.A11]*2*1.25" office:value-type="float" office:value="186" calcext:value-type="float">
            <text:p>186</text:p>
          </table:table-cell>
          <table:table-cell table:formula="of:=IF([.A11]&lt;=6; 150; 150+([.A11]-6)*15)" office:value-type="float" office:value="210" calcext:value-type="float">
            <text:p>210</text:p>
          </table:table-cell>
          <table:table-cell table:formula="of:=SUM(30+([.A11]-1)*9+1*2*[.A11])" office:value-type="float" office:value="131" calcext:value-type="float">
            <text:p>131</text:p>
          </table:table-cell>
          <table:table-cell table:formula="of:=IF([.H11]&lt;=50; 50; [.H11])" office:value-type="float" office:value="131" calcext:value-type="float">
            <text:p>131</text:p>
          </table:table-cell>
          <table:table-cell table:formula="of:=SUM(40+([.A11]-1)*9+1*2*[.A11])" office:value-type="float" office:value="141" calcext:value-type="float">
            <text:p>141</text:p>
          </table:table-cell>
          <table:table-cell table:formula="of:=IF([.J11]&lt;=80; 80; [.J11]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.A12]&lt;=2; 25; 25+([.A12]-2)*12)" office:value-type="float" office:value="133" calcext:value-type="float">
            <text:p>133</text:p>
          </table:table-cell>
          <table:table-cell table:formula="of:=IF([.A12]&lt;=4; 99; 99+([.A12]-4)*9) + IF([.A12]*3&lt;=10; 0; (([.A12]*3)-10)*1)" office:value-type="float" office:value="185" calcext:value-type="float">
            <text:p>185</text:p>
          </table:table-cell>
          <table:table-cell table:formula="of:=IF([.A12]&lt;=4; 99; 99+([.A12]-4)*12) + IF([.A12]*3&lt;=10; 0; (([.A12]*3)-10)*1)" office:value-type="float" office:value="206" calcext:value-type="float">
            <text:p>206</text:p>
          </table:table-cell>
          <table:table-cell table:formula="of:=IF([.A12]&lt;=3; 49; 49+([.A12]-3)*12) + [.A12]*2*1.25" office:value-type="float" office:value="172.5" calcext:value-type="float">
            <text:p>172.5</text:p>
          </table:table-cell>
          <table:table-cell table:formula="of:=IF([.A12]&lt;=2; 49; 49+([.A12]-2)*14) + [.A12]*2*1.25" office:value-type="float" office:value="202.5" calcext:value-type="float">
            <text:p>202.5</text:p>
          </table:table-cell>
          <table:table-cell table:formula="of:=IF([.A12]&lt;=6; 150; 150+([.A12]-6)*15)" office:value-type="float" office:value="225" calcext:value-type="float">
            <text:p>225</text:p>
          </table:table-cell>
          <table:table-cell table:formula="of:=SUM(30+([.A12]-1)*9+1*2*[.A12])" office:value-type="float" office:value="142" calcext:value-type="float">
            <text:p>142</text:p>
          </table:table-cell>
          <table:table-cell table:formula="of:=IF([.H12]&lt;=50; 50; [.H12])" office:value-type="float" office:value="142" calcext:value-type="float">
            <text:p>142</text:p>
          </table:table-cell>
          <table:table-cell table:formula="of:=SUM(40+([.A12]-1)*9+1*2*[.A12])" office:value-type="float" office:value="152" calcext:value-type="float">
            <text:p>152</text:p>
          </table:table-cell>
          <table:table-cell table:formula="of:=IF([.J12]&lt;=80; 80; [.J12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.A13]&lt;=2; 25; 25+([.A13]-2)*12)" office:value-type="float" office:value="145" calcext:value-type="float">
            <text:p>145</text:p>
          </table:table-cell>
          <table:table-cell table:formula="of:=IF([.A13]&lt;=4; 99; 99+([.A13]-4)*9) + IF([.A13]*3&lt;=10; 0; (([.A13]*3)-10)*1)" office:value-type="float" office:value="197" calcext:value-type="float">
            <text:p>197</text:p>
          </table:table-cell>
          <table:table-cell table:formula="of:=IF([.A13]&lt;=4; 99; 99+([.A13]-4)*12) + IF([.A13]*3&lt;=10; 0; (([.A13]*3)-10)*1)" office:value-type="float" office:value="221" calcext:value-type="float">
            <text:p>221</text:p>
          </table:table-cell>
          <table:table-cell table:formula="of:=IF([.A13]&lt;=3; 49; 49+([.A13]-3)*12) + [.A13]*2*1.25" office:value-type="float" office:value="187" calcext:value-type="float">
            <text:p>187</text:p>
          </table:table-cell>
          <table:table-cell table:formula="of:=IF([.A13]&lt;=2; 49; 49+([.A13]-2)*14) + [.A13]*2*1.25" office:value-type="float" office:value="219" calcext:value-type="float">
            <text:p>219</text:p>
          </table:table-cell>
          <table:table-cell table:formula="of:=IF([.A13]&lt;=6; 150; 150+([.A13]-6)*15)" office:value-type="float" office:value="240" calcext:value-type="float">
            <text:p>240</text:p>
          </table:table-cell>
          <table:table-cell table:formula="of:=SUM(30+([.A13]-1)*9+1*2*[.A13])" office:value-type="float" office:value="153" calcext:value-type="float">
            <text:p>153</text:p>
          </table:table-cell>
          <table:table-cell table:formula="of:=IF([.H13]&lt;=50; 50; [.H13])" office:value-type="float" office:value="153" calcext:value-type="float">
            <text:p>153</text:p>
          </table:table-cell>
          <table:table-cell table:formula="of:=SUM(40+([.A13]-1)*9+1*2*[.A13])" office:value-type="float" office:value="163" calcext:value-type="float">
            <text:p>163</text:p>
          </table:table-cell>
          <table:table-cell table:formula="of:=IF([.J13]&lt;=80; 80; [.J13]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.A14]&lt;=2; 25; 25+([.A14]-2)*12)" office:value-type="float" office:value="157" calcext:value-type="float">
            <text:p>157</text:p>
          </table:table-cell>
          <table:table-cell table:formula="of:=IF([.A14]&lt;=4; 99; 99+([.A14]-4)*9) + IF([.A14]*3&lt;=10; 0; (([.A14]*3)-10)*1)" office:value-type="float" office:value="209" calcext:value-type="float">
            <text:p>209</text:p>
          </table:table-cell>
          <table:table-cell table:formula="of:=IF([.A14]&lt;=4; 99; 99+([.A14]-4)*12) + IF([.A14]*3&lt;=10; 0; (([.A14]*3)-10)*1)" office:value-type="float" office:value="236" calcext:value-type="float">
            <text:p>236</text:p>
          </table:table-cell>
          <table:table-cell table:formula="of:=IF([.A14]&lt;=3; 49; 49+([.A14]-3)*12) + [.A14]*2*1.25" office:value-type="float" office:value="201.5" calcext:value-type="float">
            <text:p>201.5</text:p>
          </table:table-cell>
          <table:table-cell table:formula="of:=IF([.A14]&lt;=2; 49; 49+([.A14]-2)*14) + [.A14]*2*1.25" office:value-type="float" office:value="235.5" calcext:value-type="float">
            <text:p>235.5</text:p>
          </table:table-cell>
          <table:table-cell table:formula="of:=IF([.A14]&lt;=6; 150; 150+([.A14]-6)*15)" office:value-type="float" office:value="255" calcext:value-type="float">
            <text:p>255</text:p>
          </table:table-cell>
          <table:table-cell table:formula="of:=SUM(30+([.A14]-1)*9+1*2*[.A14])" office:value-type="float" office:value="164" calcext:value-type="float">
            <text:p>164</text:p>
          </table:table-cell>
          <table:table-cell table:formula="of:=IF([.H14]&lt;=50; 50; [.H14])" office:value-type="float" office:value="164" calcext:value-type="float">
            <text:p>164</text:p>
          </table:table-cell>
          <table:table-cell table:formula="of:=SUM(40+([.A14]-1)*9+1*2*[.A14])" office:value-type="float" office:value="174" calcext:value-type="float">
            <text:p>174</text:p>
          </table:table-cell>
          <table:table-cell table:formula="of:=IF([.J14]&lt;=80; 80; [.J14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.A15]&lt;=2; 25; 25+([.A15]-2)*12)" office:value-type="float" office:value="169" calcext:value-type="float">
            <text:p>169</text:p>
          </table:table-cell>
          <table:table-cell table:formula="of:=IF([.A15]&lt;=4; 99; 99+([.A15]-4)*9) + IF([.A15]*3&lt;=10; 0; (([.A15]*3)-10)*1)" office:value-type="float" office:value="221" calcext:value-type="float">
            <text:p>221</text:p>
          </table:table-cell>
          <table:table-cell table:formula="of:=IF([.A15]&lt;=4; 99; 99+([.A15]-4)*12) + IF([.A15]*3&lt;=10; 0; (([.A15]*3)-10)*1)" office:value-type="float" office:value="251" calcext:value-type="float">
            <text:p>251</text:p>
          </table:table-cell>
          <table:table-cell table:formula="of:=IF([.A15]&lt;=3; 49; 49+([.A15]-3)*12) + [.A15]*2*1.25" office:value-type="float" office:value="216" calcext:value-type="float">
            <text:p>216</text:p>
          </table:table-cell>
          <table:table-cell table:formula="of:=IF([.A15]&lt;=2; 49; 49+([.A15]-2)*14) + [.A15]*2*1.25" office:value-type="float" office:value="252" calcext:value-type="float">
            <text:p>252</text:p>
          </table:table-cell>
          <table:table-cell table:formula="of:=IF([.A15]&lt;=6; 150; 150+([.A15]-6)*15)" office:value-type="float" office:value="270" calcext:value-type="float">
            <text:p>270</text:p>
          </table:table-cell>
          <table:table-cell table:formula="of:=SUM(30+([.A15]-1)*9+1*2*[.A15])" office:value-type="float" office:value="175" calcext:value-type="float">
            <text:p>175</text:p>
          </table:table-cell>
          <table:table-cell table:formula="of:=IF([.H15]&lt;=50; 50; [.H15])" office:value-type="float" office:value="175" calcext:value-type="float">
            <text:p>175</text:p>
          </table:table-cell>
          <table:table-cell table:formula="of:=SUM(40+([.A15]-1)*9+1*2*[.A15])" office:value-type="float" office:value="185" calcext:value-type="float">
            <text:p>185</text:p>
          </table:table-cell>
          <table:table-cell table:formula="of:=IF([.J15]&lt;=80; 80; [.J15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.A16]&lt;=2; 25; 25+([.A16]-2)*12)" office:value-type="float" office:value="181" calcext:value-type="float">
            <text:p>181</text:p>
          </table:table-cell>
          <table:table-cell table:formula="of:=IF([.A16]&lt;=4; 99; 99+([.A16]-4)*9) + IF([.A16]*3&lt;=10; 0; (([.A16]*3)-10)*1)" office:value-type="float" office:value="233" calcext:value-type="float">
            <text:p>233</text:p>
          </table:table-cell>
          <table:table-cell table:formula="of:=IF([.A16]&lt;=4; 99; 99+([.A16]-4)*12) + IF([.A16]*3&lt;=10; 0; (([.A16]*3)-10)*1)" office:value-type="float" office:value="266" calcext:value-type="float">
            <text:p>266</text:p>
          </table:table-cell>
          <table:table-cell table:formula="of:=IF([.A16]&lt;=3; 49; 49+([.A16]-3)*12) + [.A16]*2*1.25" office:value-type="float" office:value="230.5" calcext:value-type="float">
            <text:p>230.5</text:p>
          </table:table-cell>
          <table:table-cell table:formula="of:=IF([.A16]&lt;=2; 49; 49+([.A16]-2)*14) + [.A16]*2*1.25" office:value-type="float" office:value="268.5" calcext:value-type="float">
            <text:p>268.5</text:p>
          </table:table-cell>
          <table:table-cell table:formula="of:=IF([.A16]&lt;=6; 150; 150+([.A16]-6)*15)" office:value-type="float" office:value="285" calcext:value-type="float">
            <text:p>285</text:p>
          </table:table-cell>
          <table:table-cell table:formula="of:=SUM(30+([.A16]-1)*9+1*2*[.A16])" office:value-type="float" office:value="186" calcext:value-type="float">
            <text:p>186</text:p>
          </table:table-cell>
          <table:table-cell table:formula="of:=IF([.H16]&lt;=50; 50; [.H16])" office:value-type="float" office:value="186" calcext:value-type="float">
            <text:p>186</text:p>
          </table:table-cell>
          <table:table-cell table:formula="of:=SUM(40+([.A16]-1)*9+1*2*[.A16])" office:value-type="float" office:value="196" calcext:value-type="float">
            <text:p>196</text:p>
          </table:table-cell>
          <table:table-cell table:formula="of:=IF([.J16]&lt;=80; 80; [.J16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.A17]&lt;=2; 25; 25+([.A17]-2)*12)" office:value-type="float" office:value="193" calcext:value-type="float">
            <text:p>193</text:p>
          </table:table-cell>
          <table:table-cell table:formula="of:=IF([.A17]&lt;=4; 99; 99+([.A17]-4)*9) + IF([.A17]*3&lt;=10; 0; (([.A17]*3)-10)*1)" office:value-type="float" office:value="245" calcext:value-type="float">
            <text:p>245</text:p>
          </table:table-cell>
          <table:table-cell table:formula="of:=IF([.A17]&lt;=4; 99; 99+([.A17]-4)*12) + IF([.A17]*3&lt;=10; 0; (([.A17]*3)-10)*1)" office:value-type="float" office:value="281" calcext:value-type="float">
            <text:p>281</text:p>
          </table:table-cell>
          <table:table-cell table:formula="of:=IF([.A17]&lt;=3; 49; 49+([.A17]-3)*12) + [.A17]*2*1.25" office:value-type="float" office:value="245" calcext:value-type="float">
            <text:p>245</text:p>
          </table:table-cell>
          <table:table-cell table:formula="of:=IF([.A17]&lt;=2; 49; 49+([.A17]-2)*14) + [.A17]*2*1.25" office:value-type="float" office:value="285" calcext:value-type="float">
            <text:p>285</text:p>
          </table:table-cell>
          <table:table-cell table:formula="of:=IF([.A17]&lt;=6; 150; 150+([.A17]-6)*15)" office:value-type="float" office:value="300" calcext:value-type="float">
            <text:p>300</text:p>
          </table:table-cell>
          <table:table-cell table:formula="of:=SUM(30+([.A17]-1)*9+1*2*[.A17])" office:value-type="float" office:value="197" calcext:value-type="float">
            <text:p>197</text:p>
          </table:table-cell>
          <table:table-cell table:formula="of:=IF([.H17]&lt;=50; 50; [.H17])" office:value-type="float" office:value="197" calcext:value-type="float">
            <text:p>197</text:p>
          </table:table-cell>
          <table:table-cell table:formula="of:=SUM(40+([.A17]-1)*9+1*2*[.A17])" office:value-type="float" office:value="207" calcext:value-type="float">
            <text:p>207</text:p>
          </table:table-cell>
          <table:table-cell table:formula="of:=IF([.J17]&lt;=80; 80; [.J17]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.A18]&lt;=2; 25; 25+([.A18]-2)*12)" office:value-type="float" office:value="205" calcext:value-type="float">
            <text:p>205</text:p>
          </table:table-cell>
          <table:table-cell table:formula="of:=IF([.A18]&lt;=4; 99; 99+([.A18]-4)*9) + IF([.A18]*3&lt;=10; 0; (([.A18]*3)-10)*1)" office:value-type="float" office:value="257" calcext:value-type="float">
            <text:p>257</text:p>
          </table:table-cell>
          <table:table-cell table:formula="of:=IF([.A18]&lt;=4; 99; 99+([.A18]-4)*12) + IF([.A18]*3&lt;=10; 0; (([.A18]*3)-10)*1)" office:value-type="float" office:value="296" calcext:value-type="float">
            <text:p>296</text:p>
          </table:table-cell>
          <table:table-cell table:formula="of:=IF([.A18]&lt;=3; 49; 49+([.A18]-3)*12) + [.A18]*2*1.25" office:value-type="float" office:value="259.5" calcext:value-type="float">
            <text:p>259.5</text:p>
          </table:table-cell>
          <table:table-cell table:formula="of:=IF([.A18]&lt;=2; 49; 49+([.A18]-2)*14) + [.A18]*2*1.25" office:value-type="float" office:value="301.5" calcext:value-type="float">
            <text:p>301.5</text:p>
          </table:table-cell>
          <table:table-cell table:formula="of:=IF([.A18]&lt;=6; 150; 150+([.A18]-6)*15)" office:value-type="float" office:value="315" calcext:value-type="float">
            <text:p>315</text:p>
          </table:table-cell>
          <table:table-cell table:formula="of:=SUM(30+([.A18]-1)*9+1*2*[.A18])" office:value-type="float" office:value="208" calcext:value-type="float">
            <text:p>208</text:p>
          </table:table-cell>
          <table:table-cell table:formula="of:=IF([.H18]&lt;=50; 50; [.H18])" office:value-type="float" office:value="208" calcext:value-type="float">
            <text:p>208</text:p>
          </table:table-cell>
          <table:table-cell table:formula="of:=SUM(40+([.A18]-1)*9+1*2*[.A18])" office:value-type="float" office:value="218" calcext:value-type="float">
            <text:p>218</text:p>
          </table:table-cell>
          <table:table-cell table:formula="of:=IF([.J18]&lt;=80; 80; [.J18]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.A19]&lt;=2; 25; 25+([.A19]-2)*12)" office:value-type="float" office:value="217" calcext:value-type="float">
            <text:p>217</text:p>
          </table:table-cell>
          <table:table-cell table:formula="of:=IF([.A19]&lt;=4; 99; 99+([.A19]-4)*9) + IF([.A19]*3&lt;=10; 0; (([.A19]*3)-10)*1)" office:value-type="float" office:value="269" calcext:value-type="float">
            <text:p>269</text:p>
          </table:table-cell>
          <table:table-cell table:formula="of:=IF([.A19]&lt;=4; 99; 99+([.A19]-4)*12) + IF([.A19]*3&lt;=10; 0; (([.A19]*3)-10)*1)" office:value-type="float" office:value="311" calcext:value-type="float">
            <text:p>311</text:p>
          </table:table-cell>
          <table:table-cell table:formula="of:=IF([.A19]&lt;=3; 49; 49+([.A19]-3)*12) + [.A19]*2*1.25" office:value-type="float" office:value="274" calcext:value-type="float">
            <text:p>274</text:p>
          </table:table-cell>
          <table:table-cell table:formula="of:=IF([.A19]&lt;=2; 49; 49+([.A19]-2)*14) + [.A19]*2*1.25" office:value-type="float" office:value="318" calcext:value-type="float">
            <text:p>318</text:p>
          </table:table-cell>
          <table:table-cell table:formula="of:=IF([.A19]&lt;=6; 150; 150+([.A19]-6)*15)" office:value-type="float" office:value="330" calcext:value-type="float">
            <text:p>330</text:p>
          </table:table-cell>
          <table:table-cell table:formula="of:=SUM(30+([.A19]-1)*9+1*2*[.A19])" office:value-type="float" office:value="219" calcext:value-type="float">
            <text:p>219</text:p>
          </table:table-cell>
          <table:table-cell table:formula="of:=IF([.H19]&lt;=50; 50; [.H19])" office:value-type="float" office:value="219" calcext:value-type="float">
            <text:p>219</text:p>
          </table:table-cell>
          <table:table-cell table:formula="of:=SUM(40+([.A19]-1)*9+1*2*[.A19])" office:value-type="float" office:value="229" calcext:value-type="float">
            <text:p>229</text:p>
          </table:table-cell>
          <table:table-cell table:formula="of:=IF([.J19]&lt;=80; 80; [.J19]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.A20]&lt;=2; 25; 25+([.A20]-2)*12)" office:value-type="float" office:value="229" calcext:value-type="float">
            <text:p>229</text:p>
          </table:table-cell>
          <table:table-cell table:formula="of:=IF([.A20]&lt;=4; 99; 99+([.A20]-4)*9) + IF([.A20]*3&lt;=10; 0; (([.A20]*3)-10)*1)" office:value-type="float" office:value="281" calcext:value-type="float">
            <text:p>281</text:p>
          </table:table-cell>
          <table:table-cell table:formula="of:=IF([.A20]&lt;=4; 99; 99+([.A20]-4)*12) + IF([.A20]*3&lt;=10; 0; (([.A20]*3)-10)*1)" office:value-type="float" office:value="326" calcext:value-type="float">
            <text:p>326</text:p>
          </table:table-cell>
          <table:table-cell table:formula="of:=IF([.A20]&lt;=3; 49; 49+([.A20]-3)*12) + [.A20]*2*1.25" office:value-type="float" office:value="288.5" calcext:value-type="float">
            <text:p>288.5</text:p>
          </table:table-cell>
          <table:table-cell table:formula="of:=IF([.A20]&lt;=2; 49; 49+([.A20]-2)*14) + [.A20]*2*1.25" office:value-type="float" office:value="334.5" calcext:value-type="float">
            <text:p>334.5</text:p>
          </table:table-cell>
          <table:table-cell table:formula="of:=IF([.A20]&lt;=6; 150; 150+([.A20]-6)*15)" office:value-type="float" office:value="345" calcext:value-type="float">
            <text:p>345</text:p>
          </table:table-cell>
          <table:table-cell table:formula="of:=SUM(30+([.A20]-1)*9+1*2*[.A20])" office:value-type="float" office:value="230" calcext:value-type="float">
            <text:p>230</text:p>
          </table:table-cell>
          <table:table-cell table:formula="of:=IF([.H20]&lt;=50; 50; [.H20])" office:value-type="float" office:value="230" calcext:value-type="float">
            <text:p>230</text:p>
          </table:table-cell>
          <table:table-cell table:formula="of:=SUM(40+([.A20]-1)*9+1*2*[.A20])" office:value-type="float" office:value="240" calcext:value-type="float">
            <text:p>240</text:p>
          </table:table-cell>
          <table:table-cell table:formula="of:=IF([.J20]&lt;=80; 80; [.J20]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21]&lt;=2; 25; 25+([.A21]-2)*12)" office:value-type="float" office:value="241" calcext:value-type="float">
            <text:p>241</text:p>
          </table:table-cell>
          <table:table-cell table:formula="of:=IF([.A21]&lt;=4; 99; 99+([.A21]-4)*9) + IF([.A21]*3&lt;=10; 0; (([.A21]*3)-10)*1)" office:value-type="float" office:value="293" calcext:value-type="float">
            <text:p>293</text:p>
          </table:table-cell>
          <table:table-cell table:formula="of:=IF([.A21]&lt;=4; 99; 99+([.A21]-4)*12) + IF([.A21]*3&lt;=10; 0; (([.A21]*3)-10)*1)" office:value-type="float" office:value="341" calcext:value-type="float">
            <text:p>341</text:p>
          </table:table-cell>
          <table:table-cell table:formula="of:=IF([.A21]&lt;=3; 49; 49+([.A21]-3)*12) + [.A21]*2*1.25" office:value-type="float" office:value="303" calcext:value-type="float">
            <text:p>303</text:p>
          </table:table-cell>
          <table:table-cell table:formula="of:=IF([.A21]&lt;=2; 49; 49+([.A21]-2)*14) + [.A21]*2*1.25" office:value-type="float" office:value="351" calcext:value-type="float">
            <text:p>351</text:p>
          </table:table-cell>
          <table:table-cell table:formula="of:=IF([.A21]&lt;=6; 150; 150+([.A21]-6)*15)" office:value-type="float" office:value="360" calcext:value-type="float">
            <text:p>360</text:p>
          </table:table-cell>
          <table:table-cell table:formula="of:=SUM(30+([.A21]-1)*9+1*2*[.A21])" office:value-type="float" office:value="241" calcext:value-type="float">
            <text:p>241</text:p>
          </table:table-cell>
          <table:table-cell table:formula="of:=IF([.H21]&lt;=50; 50; [.H21])" office:value-type="float" office:value="241" calcext:value-type="float">
            <text:p>241</text:p>
          </table:table-cell>
          <table:table-cell table:formula="of:=SUM(40+([.A21]-1)*9+1*2*[.A21])" office:value-type="float" office:value="251" calcext:value-type="float">
            <text:p>251</text:p>
          </table:table-cell>
          <table:table-cell table:formula="of:=IF([.J21]&lt;=80; 80; [.J21]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.A22]&lt;=2; 25; 25+([.A22]-2)*12)" office:value-type="float" office:value="253" calcext:value-type="float">
            <text:p>253</text:p>
          </table:table-cell>
          <table:table-cell table:formula="of:=IF([.A22]&lt;=4; 99; 99+([.A22]-4)*9) + IF([.A22]*3&lt;=10; 0; (([.A22]*3)-10)*1)" office:value-type="float" office:value="305" calcext:value-type="float">
            <text:p>305</text:p>
          </table:table-cell>
          <table:table-cell table:formula="of:=IF([.A22]&lt;=4; 99; 99+([.A22]-4)*12) + IF([.A22]*3&lt;=10; 0; (([.A22]*3)-10)*1)" office:value-type="float" office:value="356" calcext:value-type="float">
            <text:p>356</text:p>
          </table:table-cell>
          <table:table-cell table:formula="of:=IF([.A22]&lt;=3; 49; 49+([.A22]-3)*12) + [.A22]*2*1.25" office:value-type="float" office:value="317.5" calcext:value-type="float">
            <text:p>317.5</text:p>
          </table:table-cell>
          <table:table-cell table:formula="of:=IF([.A22]&lt;=2; 49; 49+([.A22]-2)*14) + [.A22]*2*1.25" office:value-type="float" office:value="367.5" calcext:value-type="float">
            <text:p>367.5</text:p>
          </table:table-cell>
          <table:table-cell table:formula="of:=IF([.A22]&lt;=6; 150; 150+([.A22]-6)*15)" office:value-type="float" office:value="375" calcext:value-type="float">
            <text:p>375</text:p>
          </table:table-cell>
          <table:table-cell table:formula="of:=SUM(30+([.A22]-1)*9+1*2*[.A22])" office:value-type="float" office:value="252" calcext:value-type="float">
            <text:p>252</text:p>
          </table:table-cell>
          <table:table-cell table:formula="of:=IF([.H22]&lt;=50; 50; [.H22])" office:value-type="float" office:value="252" calcext:value-type="float">
            <text:p>252</text:p>
          </table:table-cell>
          <table:table-cell table:formula="of:=SUM(40+([.A22]-1)*9+1*2*[.A22])" office:value-type="float" office:value="262" calcext:value-type="float">
            <text:p>262</text:p>
          </table:table-cell>
          <table:table-cell table:formula="of:=IF([.J22]&lt;=80; 80; [.J22])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.A23]&lt;=2; 25; 25+([.A23]-2)*12)" office:value-type="float" office:value="265" calcext:value-type="float">
            <text:p>265</text:p>
          </table:table-cell>
          <table:table-cell table:formula="of:=IF([.A23]&lt;=4; 99; 99+([.A23]-4)*9) + IF([.A23]*3&lt;=10; 0; (([.A23]*3)-10)*1)" office:value-type="float" office:value="317" calcext:value-type="float">
            <text:p>317</text:p>
          </table:table-cell>
          <table:table-cell table:formula="of:=IF([.A23]&lt;=4; 99; 99+([.A23]-4)*12) + IF([.A23]*3&lt;=10; 0; (([.A23]*3)-10)*1)" office:value-type="float" office:value="371" calcext:value-type="float">
            <text:p>371</text:p>
          </table:table-cell>
          <table:table-cell table:formula="of:=IF([.A23]&lt;=3; 49; 49+([.A23]-3)*12) + [.A23]*2*1.25" office:value-type="float" office:value="332" calcext:value-type="float">
            <text:p>332</text:p>
          </table:table-cell>
          <table:table-cell table:formula="of:=IF([.A23]&lt;=2; 49; 49+([.A23]-2)*14) + [.A23]*2*1.25" office:value-type="float" office:value="384" calcext:value-type="float">
            <text:p>384</text:p>
          </table:table-cell>
          <table:table-cell table:formula="of:=IF([.A23]&lt;=6; 150; 150+([.A23]-6)*15)" office:value-type="float" office:value="390" calcext:value-type="float">
            <text:p>390</text:p>
          </table:table-cell>
          <table:table-cell table:formula="of:=SUM(30+([.A23]-1)*9+1*2*[.A23])" office:value-type="float" office:value="263" calcext:value-type="float">
            <text:p>263</text:p>
          </table:table-cell>
          <table:table-cell table:formula="of:=IF([.H23]&lt;=50; 50; [.H23])" office:value-type="float" office:value="263" calcext:value-type="float">
            <text:p>263</text:p>
          </table:table-cell>
          <table:table-cell table:formula="of:=SUM(40+([.A23]-1)*9+1*2*[.A23])" office:value-type="float" office:value="273" calcext:value-type="float">
            <text:p>273</text:p>
          </table:table-cell>
          <table:table-cell table:formula="of:=IF([.J23]&lt;=80; 80; [.J23])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.A24]&lt;=2; 25; 25+([.A24]-2)*12)" office:value-type="float" office:value="277" calcext:value-type="float">
            <text:p>277</text:p>
          </table:table-cell>
          <table:table-cell table:formula="of:=IF([.A24]&lt;=4; 99; 99+([.A24]-4)*9) + IF([.A24]*3&lt;=10; 0; (([.A24]*3)-10)*1)" office:value-type="float" office:value="329" calcext:value-type="float">
            <text:p>329</text:p>
          </table:table-cell>
          <table:table-cell table:formula="of:=IF([.A24]&lt;=4; 99; 99+([.A24]-4)*12) + IF([.A24]*3&lt;=10; 0; (([.A24]*3)-10)*1)" office:value-type="float" office:value="386" calcext:value-type="float">
            <text:p>386</text:p>
          </table:table-cell>
          <table:table-cell table:formula="of:=IF([.A24]&lt;=3; 49; 49+([.A24]-3)*12) + [.A24]*2*1.25" office:value-type="float" office:value="346.5" calcext:value-type="float">
            <text:p>346.5</text:p>
          </table:table-cell>
          <table:table-cell table:formula="of:=IF([.A24]&lt;=2; 49; 49+([.A24]-2)*14) + [.A24]*2*1.25" office:value-type="float" office:value="400.5" calcext:value-type="float">
            <text:p>400.5</text:p>
          </table:table-cell>
          <table:table-cell table:formula="of:=IF([.A24]&lt;=6; 150; 150+([.A24]-6)*15)" office:value-type="float" office:value="405" calcext:value-type="float">
            <text:p>405</text:p>
          </table:table-cell>
          <table:table-cell table:formula="of:=SUM(30+([.A24]-1)*9+1*2*[.A24])" office:value-type="float" office:value="274" calcext:value-type="float">
            <text:p>274</text:p>
          </table:table-cell>
          <table:table-cell table:formula="of:=IF([.H24]&lt;=50; 50; [.H24])" office:value-type="float" office:value="274" calcext:value-type="float">
            <text:p>274</text:p>
          </table:table-cell>
          <table:table-cell table:formula="of:=SUM(40+([.A24]-1)*9+1*2*[.A24])" office:value-type="float" office:value="284" calcext:value-type="float">
            <text:p>284</text:p>
          </table:table-cell>
          <table:table-cell table:formula="of:=IF([.J24]&lt;=80; 80; [.J24])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.A25]&lt;=2; 25; 25+([.A25]-2)*12)" office:value-type="float" office:value="289" calcext:value-type="float">
            <text:p>289</text:p>
          </table:table-cell>
          <table:table-cell table:formula="of:=IF([.A25]&lt;=4; 99; 99+([.A25]-4)*9) + IF([.A25]*3&lt;=10; 0; (([.A25]*3)-10)*1)" office:value-type="float" office:value="341" calcext:value-type="float">
            <text:p>341</text:p>
          </table:table-cell>
          <table:table-cell table:formula="of:=IF([.A25]&lt;=4; 99; 99+([.A25]-4)*12) + IF([.A25]*3&lt;=10; 0; (([.A25]*3)-10)*1)" office:value-type="float" office:value="401" calcext:value-type="float">
            <text:p>401</text:p>
          </table:table-cell>
          <table:table-cell table:formula="of:=IF([.A25]&lt;=3; 49; 49+([.A25]-3)*12) + [.A25]*2*1.25" office:value-type="float" office:value="361" calcext:value-type="float">
            <text:p>361</text:p>
          </table:table-cell>
          <table:table-cell table:formula="of:=IF([.A25]&lt;=2; 49; 49+([.A25]-2)*14) + [.A25]*2*1.25" office:value-type="float" office:value="417" calcext:value-type="float">
            <text:p>417</text:p>
          </table:table-cell>
          <table:table-cell table:formula="of:=IF([.A25]&lt;=6; 150; 150+([.A25]-6)*15)" office:value-type="float" office:value="420" calcext:value-type="float">
            <text:p>420</text:p>
          </table:table-cell>
          <table:table-cell table:formula="of:=SUM(30+([.A25]-1)*9+1*2*[.A25])" office:value-type="float" office:value="285" calcext:value-type="float">
            <text:p>285</text:p>
          </table:table-cell>
          <table:table-cell table:formula="of:=IF([.H25]&lt;=50; 50; [.H25])" office:value-type="float" office:value="285" calcext:value-type="float">
            <text:p>285</text:p>
          </table:table-cell>
          <table:table-cell table:formula="of:=SUM(40+([.A25]-1)*9+1*2*[.A25])" office:value-type="float" office:value="295" calcext:value-type="float">
            <text:p>295</text:p>
          </table:table-cell>
          <table:table-cell table:formula="of:=IF([.J25]&lt;=80; 80; [.J25])" office:value-type="float" office:value="295" calcext:value-type="float">
            <text:p>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 style:data-style-name="N2" text:time-value="16:44:54.047969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bhas </meta:initial-creator>
    <meta:creation-date>2015-04-25T19:00:34.756396628</meta:creation-date>
    <dc:date>2015-06-10T23:02:15.815273918</dc:date>
    <meta:editing-duration>PT4H34M2S</meta:editing-duration>
    <meta:editing-cycles>7</meta:editing-cycles>
    <meta:generator>LibreOffice/4.2.8.2$Linux_X86_64 LibreOffice_project/420m0$Build-2</meta:generator>
    <meta:document-statistic meta:table-count="1" meta:cell-count="275" meta:object-count="0"/>
  </office:meta>
</office:document-meta>
</file>